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6258e7" officeooo:paragraph-rsid="0478528b"/>
    </style:style>
    <style:style style:name="P4" style:family="paragraph" style:parent-style-name="Text_20_body">
      <style:text-properties officeooo:rsid="04645d1a" officeooo:paragraph-rsid="04645d1a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officeooo:rsid="04645d1a" officeooo:paragraph-rsid="04645d1a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645d1a" officeooo:paragraph-rsid="046b1174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rsid="04674f31" officeooo:paragraph-rsid="04674f31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officeooo:rsid="04674f31" officeooo:paragraph-rsid="047e5b2a"/>
    </style:style>
    <style:style style:name="P9" style:family="paragraph" style:parent-style-name="Text_20_body">
      <style:paragraph-properties fo:margin-top="0in" fo:margin-bottom="0in" loext:contextual-spacing="false"/>
      <style:text-properties officeooo:rsid="04674f31" officeooo:paragraph-rsid="04674f31"/>
    </style:style>
    <style:style style:name="P10" style:family="paragraph" style:parent-style-name="Text_20_body" style:list-style-name="L4">
      <style:paragraph-properties fo:margin-top="0in" fo:margin-bottom="0in" loext:contextual-spacing="false"/>
      <style:text-properties fo:font-weight="normal" officeooo:rsid="046b1174" officeooo:paragraph-rsid="046b1174" style:font-weight-asian="normal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weight="normal" officeooo:rsid="046b1174" officeooo:paragraph-rsid="046b1174" style:font-weight-asian="normal" style:font-weight-complex="normal"/>
    </style:style>
    <style:style style:name="P12" style:family="paragraph" style:parent-style-name="Text_20_body" style:list-style-name="L5">
      <style:paragraph-properties fo:margin-top="0in" fo:margin-bottom="0in" loext:contextual-spacing="false"/>
      <style:text-properties fo:font-weight="normal" officeooo:rsid="046b1174" officeooo:paragraph-rsid="047017fe" style:font-weight-asian="normal" style:font-weight-complex="normal"/>
    </style:style>
    <style:style style:name="P13" style:family="paragraph" style:parent-style-name="Text_20_body" style:list-style-name="L5">
      <style:paragraph-properties fo:margin-top="0in" fo:margin-bottom="0in" loext:contextual-spacing="false"/>
      <style:text-properties fo:font-weight="normal" officeooo:rsid="0470b7fa" officeooo:paragraph-rsid="0477d99b" style:font-weight-asian="normal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weight="bold" officeooo:rsid="047017fe" officeooo:paragraph-rsid="047017fe" style:font-weight-asian="bold" style:font-weight-complex="bold"/>
    </style:style>
    <style:style style:name="P15" style:family="paragraph" style:parent-style-name="Heading_20_1">
      <style:text-properties officeooo:rsid="046258e7" officeooo:paragraph-rsid="046258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6b1174" style:font-weight-asian="bold" style:font-weight-complex="bold"/>
    </style:style>
    <style:style style:name="T3" style:family="text">
      <style:text-properties fo:font-weight="bold" officeooo:rsid="0479e703" style:font-weight-asian="bold" style:font-weight-complex="bold"/>
    </style:style>
    <style:style style:name="T4" style:family="text">
      <style:text-properties fo:font-weight="bold" officeooo:rsid="047d9f07" style:font-weight-asian="bold" style:font-weight-complex="bold"/>
    </style:style>
    <style:style style:name="T5" style:family="text">
      <style:text-properties fo:font-weight="bold" officeooo:rsid="047e4e72" style:font-weight-asian="bold" style:font-weight-complex="bold"/>
    </style:style>
    <style:style style:name="T6" style:family="text">
      <style:text-properties officeooo:rsid="04660464"/>
    </style:style>
    <style:style style:name="T7" style:family="text">
      <style:text-properties officeooo:rsid="046c9239"/>
    </style:style>
    <style:style style:name="T8" style:family="text">
      <style:text-properties officeooo:rsid="0472448f"/>
    </style:style>
    <style:style style:name="T9" style:family="text">
      <style:text-properties officeooo:rsid="04756aae"/>
    </style:style>
    <style:style style:name="T10" style:family="text">
      <style:text-properties officeooo:rsid="0475fe0b"/>
    </style:style>
    <style:style style:name="T11" style:family="text">
      <style:text-properties officeooo:rsid="0478528b"/>
    </style:style>
    <style:style style:name="T12" style:family="text">
      <style:text-properties officeooo:rsid="04792a9e"/>
    </style:style>
    <style:style style:name="T13" style:family="text">
      <style:text-properties officeooo:rsid="0479e703"/>
    </style:style>
    <style:style style:name="T14" style:family="text">
      <style:text-properties officeooo:rsid="047b3847"/>
    </style:style>
    <style:style style:name="T15" style:family="text">
      <style:text-properties officeooo:rsid="048021e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פרוייקט: השתתפות בפיתוח קורס משחקי מחשב</text:h>
      <text:p text:style-name="P3">בסמסטר אביב ה'תש"פ יתקיים <text:span text:style-name="T12">במחלקה </text:span>לראשונה קורס בפיתוח משחקי מחשב.</text:p>
      <text:p text:style-name="P3">פרוייקט זה <text:span text:style-name="T11">נותן לכם </text:span>הזדמנות להשתתף בפיתוח הקורס.</text:p>
      <text:p text:style-name="P4"><text:span text:style-name="T2">מה </text:span><text:span text:style-name="T5">תצטרכו</text:span><text:span text:style-name="T2"> לעשות?</text:span></text:p>
      <text:list xml:id="list2527728102" text:style-name="L3">
        <text:list-item>
          <text:p text:style-name="P5">לקרוא ספר העוסק בפיתוח משחקי מחשב (תוכלו לבחור מבין כמה ספרים – <text:span text:style-name="T15">Unreal, pygame ועוד</text:span>);<text:line-break/></text:p>
        </text:list-item>
        <text:list-item>
          <text:p text:style-name="P5">עבור כל פרק בספר, להכין תיקיה <text:span text:style-name="T6">ובה:</text:span></text:p>
          <text:list>
            <text:list-item>
              <text:p text:style-name="P7">קובץ טקסט המסכם את הפרק;</text:p>
            </text:list-item>
            <text:list-item>
              <text:p text:style-name="P7">מצגת המסכמת את הפרק;</text:p>
            </text:list-item>
            <text:list-item>
              <text:p text:style-name="P7">מספר תיקיות עם דוגמאות קוד;</text:p>
            </text:list-item>
            <text:list-item>
              <text:p text:style-name="P7">הכי חשוב – <text:span text:style-name="T1">מטלה </text:span>מעניינת ומקורית על נושא הפרק.</text:p>
            </text:list-item>
          </text:list>
        </text:list-item>
      </text:list>
      <text:p text:style-name="P9"/>
      <text:list xml:id="list113605587634195" text:continue-numbering="true" text:style-name="L3">
        <text:list-item>
          <text:p text:style-name="P8">דוגמה למבנה תיקיות ניתן לראות <text:span text:style-name="T14">בתיקיה: <text:s/></text:span><text:span text:style-name="T3">course-example</text:span>. <text:s text:c="2"/><text:span text:style-name="T14">ניתן להעתיק תיקיה זו למאגר חדש ולשנות את הקבצים הרלבנטיים. <text:s/>דוגמה לתיקיה עם תוכן ניתן לראות בקורס ++C שנת ה'תשע"ט: <text:s/></text:span><text:a xlink:type="simple" xlink:href="https://github.com/erelsgl/ariel-cpp-5779" text:style-name="Internet_20_link" text:visited-style-name="Visited_20_Internet_20_Link"><text:span text:style-name="T14">https://github.com/erelsgl/ariel-cpp-5779</text:span></text:a><text:span text:style-name="T14"> </text:span></text:p>
        </text:list-item>
      </text:list>
      <text:p text:style-name="P9"/>
      <text:p text:style-name="P14">הפרוייקט מיועד לסטודנטים ש-</text:p>
      <text:list xml:id="list96002093" text:style-name="L5">
        <text:list-item>
          <text:p text:style-name="P12">אוהבים לשחק, ורוצים להפוך את התחביב למקצוע ולהשתלב בתעשיית המשחקים;</text:p>
        </text:list-item>
        <text:list-item>
          <text:p text:style-name="P13">מקוריים, יצירתיים <text:span text:style-name="T8">ואוהבים להמציא רעיונות חדשים.</text:span></text:p>
        </text:list-item>
        <text:list-item>
          <text:p text:style-name="P12"><text:span text:style-name="T10">חרוצים וזריזים, </text:span>מעוניינים להתחיל <text:span text:style-name="T10">את הפרוייקט </text:span>כבר בקיץ <text:span text:style-name="T7">ולסיים אותו </text:span><text:span text:style-name="T1">לפני תחילת סמסטר ב</text:span>.</text:p>
        </text:list-item>
      </text:list>
      <text:p text:style-name="P11"/>
      <text:p text:style-name="P6"><text:span text:style-name="T2">מה יוצא לכם מזה?</text:span></text:p>
      <text:list xml:id="list4080163058" text:style-name="L4">
        <text:list-item>
          <text:p text:style-name="P10"><text:span text:style-name="T9">תעשיית פיתוח משחקי מחשב מתפתחת בקצב יפה, יש לכם </text:span>הזדמנות ללמוד <text:span text:style-name="T9">את הנושא לעומק ולהגדיל את סיכוייכם להשתלב בתעשיה זו בעתיד.</text:span>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06-30T11:36:03.354436105</dc:date>
    <meta:editing-duration>P8DT9H15M4S</meta:editing-duration>
    <meta:editing-cycles>1052</meta:editing-cycles>
    <dc:creator>Erel Segal-Halevi</dc:creator>
    <meta:document-statistic meta:table-count="0" meta:image-count="0" meta:object-count="0" meta:page-count="1" meta:paragraph-count="19" meta:word-count="175" meta:character-count="1013" meta:non-whitespace-character-count="859"/>
  </office:meta>
</office:document-meta>
</file>